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text-align="start" style:justify-single-word="false" fo:text-indent="0in" style:auto-text-indent="false" style:writing-mode="lr-tb"/>
      <style:text-properties fo:language="fr" fo:country="FR"/>
    </style:style>
    <style:style style:name="P2" style:family="paragraph" style:parent-style-name="Preformatted_20_Text">
      <style:paragraph-properties fo:text-align="start" style:justify-single-word="false" style:writing-mode="lr-tb"/>
      <style:text-properties fo:language="fr" fo:country="FR"/>
    </style:style>
    <style:style style:name="P3" style:family="paragraph" style:parent-style-name="Preformatted_20_Text">
      <style:paragraph-properties fo:margin-left="0in" fo:margin-right="0in" fo:text-align="start" style:justify-single-word="false" fo:text-indent="0in" style:auto-text-indent="false" style:writing-mode="lr-tb"/>
      <style:text-properties fo:language="fr" fo:country="FR" officeooo:paragraph-rsid="0009a510"/>
    </style:style>
    <style:style style:name="P4" style:family="paragraph" style:parent-style-name="Preformatted_20_Text">
      <style:paragraph-properties fo:text-align="start" style:justify-single-word="false" style:writing-mode="lr-tb"/>
      <style:text-properties fo:language="fr" fo:country="FR" officeooo:paragraph-rsid="0009a510"/>
    </style:style>
    <style:style style:name="P5" style:family="paragraph" style:parent-style-name="Preformatted_20_Text">
      <style:paragraph-properties fo:margin-top="0in" fo:margin-bottom="0.1965in" style:contextual-spacing="false" fo:text-align="start" style:justify-single-word="false" style:writing-mode="lr-tb"/>
      <style:text-properties fo:language="fr" fo:country="FR" officeooo:paragraph-rsid="0009a510"/>
    </style:style>
    <style:style style:name="T1" style:family="text">
      <style:text-properties officeooo:rsid="0009a51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a xlink:type="simple" xlink:href="https://ipython.readthedocs.io/en/stable/interactive/magics.html" text:style-name="Internet_20_link" text:visited-style-name="Visited_20_Internet_20_Link">https://ipython.readthedocs.io/en/stable/interactive/magics.html</text:a></text:p>
      <text:p text:style-name="P3"><text:a xlink:type="simple" xlink:href="http://www.monlyceenumerique.fr/nsi_premiere/algo_a/a2_complexite.php#ex01" text:style-name="Internet_20_link" text:visited-style-name="Visited_20_Internet_20_Link"/></text:p>
      <text:p text:style-name="P3"><text:a xlink:type="simple" xlink:href="http://www.monlyceenumerique.fr/nsi_premiere/algo_a/a2_complexite.php#ex01" text:style-name="Internet_20_link" text:visited-style-name="Visited_20_Internet_20_Link">http://www.monlyceenumerique.fr/nsi_premiere/algo_a/a2_complexite.php#ex01</text:a></text:p>
      <text:p text:style-name="P3"/>
      <text:p text:style-name="P3"><text:bookmark text:name="tw-target-text"/>O - </text:p>
      <text:p text:style-name="P3">vous préparez un plat que tout le monde mange, qu'il le veuille ou non. Vous suivez une recette de haut en bas, puis servez (1 recette). &lt;-- Comment j'ai grandi</text:p>
      <text:p text:style-name="P1"/>
      <text:p text:style-name="P4">O(n) - </text:p>
      <text:p text:style-name="P4">vous préparez des plats individuels pour chaque personne. Vous suivez une recette de haut en bas pour chaque personne de votre famille (recette multipliée par le nombre de personnes dans votre famille). → <text:span text:style-name="T1">Un plat par groupe</text:span></text:p>
      <text:p text:style-name="P2"/>
      <text:p text:style-name="P4">O(n^2) - </text:p>
      <text:p text:style-name="P4">vous préparez des plats individuels pour chaque personne. Vous suivez toutes les recettes pour chaque personne de votre famille (recette multipliée par le nombre de personnes au carré).</text:p>
      <text:p text:style-name="P2"/>
      <text:p text:style-name="P5">O(log n) - </text:p>
      <text:p text:style-name="P5">vous divisez les gens en groupes en fonction de ce qu'ils veulent et faites des portions plus grandes. Vous réalisez un plat pour chaque groupe (horaires des recettes sur demand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3:50:09.086447933</meta:creation-date>
    <dc:date>2024-06-27T15:57:38.056722638</dc:date>
    <meta:editing-duration>PT1H57M3S</meta:editing-duration>
    <meta:editing-cycles>3</meta:editing-cycles>
    <meta:generator>LibreOffice/24.2.3.2$Linux_X86_64 LibreOffice_project/420$Build-2</meta:generator>
    <meta:document-statistic meta:table-count="0" meta:image-count="0" meta:object-count="0" meta:page-count="1" meta:paragraph-count="10" meta:word-count="136" meta:character-count="916" meta:non-whitespace-character-count="786"/>
  </office:meta>
</office:document-meta>
</file>